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6.02mm"/>
    </style:style>
    <style:style style:name="co4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im&quot;;&quot;Não&quot;)" table:allow-empty-cell="false" table:display-list="unsorted" table:base-cell-address="Planilha1.D6">
          <table:error-message table:message-type="stop" table:display="true"/>
        </table:content-validation>
        <table:content-validation table:name="val2" table:condition="of:cell-content-is-in-list(&quot;Correto&quot;;&quot;Parcialmente Correto&quot;;&quot;Incorreto&quot;)" table:allow-empty-cell="false" table:display-list="unsorted" table:base-cell-address="Planilha1.D10">
          <table:error-message table:message-type="stop" table:display="true"/>
        </table:content-validation>
        <table:content-validation table:name="val3" table:condition="of:cell-content-is-in-list(&quot;Sim&quot;;&quot;Não&quot;)" table:allow-empty-cell="true" table:display-list="unsorted" table:base-cell-address="Planilha1.D6">
          <table:error-message table:message-type="stop" table:display="true"/>
        </table:content-validation>
        <table:content-validation table:name="val4" table:condition="of:cell-content-is-in-list(&quot;Correto&quot;;&quot;Parcialmente Correto&quot;;&quot;Incorreto&quot;)" table:allow-empty-cell="true" table:display-list="unsorted" table:base-cell-address="Planilha1.D12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row table:style-name="ro1">
          <table:table-cell/>
          <table:table-cell table:style-name="ce1"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or:</text:p>
          </table:table-cell>
          <table:table-cell table:style-name="ce2" office:value-type="string" calcext:value-type="string">
            <text:p>CHKLIST03_Noemi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ado:</text:p>
          </table:table-cell>
          <table:table-cell table:style-name="ce2" office:value-type="string" calcext:value-type="string">
            <text:p>Luis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Data:</text:p>
          </table:table-cell>
          <table:table-cell table:style-name="ce2" office:value-type="string" calcext:value-type="string">
            <text:p>30/06</text:p>
          </table:table-cell>
          <table:table-cell table:style-name="Default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Checklist para conferência de qualidade de processo (Confecção do Termo de abertura de projeto, </text:p>
            <text:p>Configuração e uso das ferramentas de controle de versão e de registro de tarefas)</text:p>
          </table:table-cell>
          <table:covered-table-cell table:style-name="ce5"/>
          <table:table-cell table:style-name="ce7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ao repositório (Sim/Não)?</text:p>
          </table:table-cell>
          <table:covered-table-cell table:style-name="ce4"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está com a estrutura <text:s/>de pastas e subpastas corretamente estabelecido (Sim/Não) ?</text:p>
          </table:table-cell>
          <table:covered-table-cell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possui o arquivo LEIA-ME.txt (Sim/Não) ?</text:p>
          </table:table-cell>
          <table:covered-table-cell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arquivo LEIA-ME.txt descreve os arquivos e subpastas corretamente e recursivamente (Sim/Não) ?</text:p>
          </table:table-cell>
          <table:covered-table-cell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rimeiros artefatos de trabalho estão devidamente sob controle de versã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à ferramenta de controle de tarefas (Sim/Não)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<text:span text:style-name="T1">labels</text:span> com a classificação dos tipos de tarefas estão configurados na ferramenta de controle de tarefas (Correto/Parcialmente Correto/Incorreto)? </text:p>
          </table:table-cell>
          <table:covered-table-cell/>
          <table:table-cell table:content-validation-name="val4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workflow para o  esquema de subdivisão de tarefas em subtarefas para suportar que uma tarefa com várias Iniciativas de trabalho seja concluída está </text:p>
            <text:p>Estabelecid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As tarefas estão corretamente registradas na ferramenta de controle de tarefas (Correto/ 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 Alteração e de breve descrição da alteração em</text:p>
            <text:p>consonância com as datas das tarefas (da ferramenta de registro de tarefas)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 e de datas da efetivação da  Alteração em consonância com as datas e autores </text:p>
            <text:p>Registrados no repositório (ferramenta de controle de versão)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Checklist para conferência de qualidade do produto (Termo de aberto de Projeto)</text:p>
          </table:table-cell>
          <table:covered-table-cell table:style-name="ce5"/>
          <table:table-cell table:style-name="ce7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modelo <text:s/>de "Termo de abertura de projeto" foi definido (Sim/Não)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É possível registrar data de versão no “modelo <text:s/>de "Termo de abertura de projeto" (Sim/Não)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É possível registrar alterações do conteúdo do documento: autor da alteração, datas da efetivação da alteração,</text:p>
            <text:p> Breve descrição da alteração (Sim/Não) 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documento de “Termo de abertura de projeto” foi nomeado corretamente com um código (Sim/Não)? 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Do ponto de vista de qualidade e de corretude das informações registradas, o documento de “Termo de abertura</text:p>
            <text:p> De projeto” foi preenchido corretamente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</text:p>
            <text:p>Alteração, e de breve descrição da alteração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-00-0000</text:date>, <text:time style:data-style-name="N2" text:time-value="19:50:25.2563283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27:29.985190153</meta:creation-date>
    <dc:date>2016-08-31T19:51:09.351978817</dc:date>
    <meta:editing-duration>PT29M29S</meta:editing-duration>
    <meta:editing-cycles>3</meta:editing-cycles>
    <meta:generator>LibreOffice/5.1.4.2$Linux_X86_64 LibreOffice_project/10m0$Build-2</meta:generator>
    <meta:document-statistic meta:table-count="1" meta:cell-count="44" meta:object-count="0"/>
  </office:meta>
</office:document-meta>
</file>